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2%" style:writing-mode="lr-tb"/>
      <style:text-properties fo:font-variant="normal" fo:text-transform="none" fo:color="#000000" style:text-line-through-style="none" style:text-line-through-type="none" style:font-name="Times New Roman" fo:font-size="48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02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48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3d5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eac4c34-7fff-7af3-87d8-9bd0e422953a"/>Before Insert</text:p>
      <text:p text:style-name="Text_20_body"/>
      <text:p text:style-name="Standard">MariaDB [anjani]&gt; create table people(age int,name varchar(150));</text:p>
      <text:p text:style-name="Standard">Query OK, 0 rows affected (0.015 sec)</text:p>
      <text:p text:style-name="Standard"/>
      <text:p text:style-name="Standard">MariaDB [anjani]&gt; delimiter //</text:p>
      <text:p text:style-name="Standard">MariaDB [anjani]&gt; create trigger agecheck before insert on people for each row if new.age &lt; 0</text:p>
      <text:p text:style-name="Standard"><text:s text:c="4"/>-&gt; then set new.age=0;end if;//</text:p>
      <text:p text:style-name="Standard">Query OK, 0 rows affected (0.006 sec)</text:p>
      <text:p text:style-name="Standard"/>
      <text:p text:style-name="Standard">MariaDB [anjani]&gt; delimiter ;</text:p>
      <text:p text:style-name="Standard">MariaDB [anjani]&gt; insert into people values(-20,'sid'),(30,'josh');</text:p>
      <text:p text:style-name="Standard">Query OK, 2 rows affected (0.005 sec)</text:p>
      <text:p text:style-name="Standard">Records: 2 <text:s/>Duplicates: 0 <text:s/>Warnings: 0</text:p>
      <text:p text:style-name="Standard"/>
      <text:p text:style-name="Standard">MariaDB [anjani]&gt; select * from people;</text:p>
      <text:p text:style-name="Standard">+------+------+</text:p>
      <text:p text:style-name="Standard">| age <text:s/>| name |</text:p>
      <text:p text:style-name="Standard">+------+------+</text:p>
      <text:p text:style-name="Standard">| <text:s text:c="3"/>0 | sid <text:s/>|</text:p>
      <text:p text:style-name="Standard">| <text:s text:c="2"/>30 | josh |</text:p>
      <text:p text:style-name="Standard">+------+------+</text:p>
      <text:p text:style-name="Standard">2 rows in set (0.001 sec)</text:p>
      <text:p text:style-name="Standard"/>
      <text:p text:style-name="P2"><text:bookmark text:name="docs-internal-guid-03b55f08-7fff-ffab-6325-5a9c2e85b3e9"/><text:span text:style-name="T1">After Insert</text:span></text:p>
      <text:p text:style-name="Standard"/>
      <text:p text:style-name="Standard">MariaDB [anjani]&gt; CREATE TABLE members (id INT AUTO_INCREMENT primary key,name VARCHAR(100) NOT NULL, email VARCHAR(255),birthDate DATE);</text:p>
      <text:p text:style-name="Standard">Query OK, 0 rows affected (0.014 sec)</text:p>
      <text:p text:style-name="Standard"/>
      <text:p text:style-name="Standard">MariaDB [anjani]&gt; CREATE TABLE reminders(id INT AUTO_INCREMENT,memberId INT,message VARCHAR(255) NOT NULL,PRIMARY KEY (id , memberId) );</text:p>
      <text:p text:style-name="Standard">Query OK, 0 rows affected (0.013 sec)</text:p>
      <text:p text:style-name="Standard"/>
      <text:p text:style-name="Standard">MariaDB [anjani]&gt; DELIMITER $$</text:p>
      <text:p text:style-name="Standard">MariaDB [anjani]&gt; CREATE TRIGGER after_members_insert</text:p>
      <text:p text:style-name="Standard"><text:s text:c="4"/>-&gt; AFTER INSERT</text:p>
      <text:p text:style-name="Standard"><text:s text:c="4"/>-&gt; ON members FOR EACH ROW</text:p>
      <text:p text:style-name="Standard"><text:s text:c="4"/>-&gt; BEGIN</text:p>
      <text:p text:style-name="Standard"><text:s text:c="4"/>-&gt; IF NEW.birthDate IS NULL THEN</text:p>
      <text:p text:style-name="Standard"><text:s text:c="4"/>-&gt; <text:s/>INSERT INTO reminders(memberId, message)</text:p>
      <text:p text:style-name="Standard"><text:s text:c="4"/>-&gt; VALUES(new.id,CONCAT('Hi ', NEW.name, ', please update your date of birth.'));</text:p>
      <text:p text:style-name="Standard"><text:s text:c="4"/>-&gt; END IF;</text:p>
      <text:p text:style-name="Standard"><text:s text:c="4"/>-&gt; END$$</text:p>
      <text:p text:style-name="Standard">Query OK, 0 rows affected (0.007 sec)</text:p>
      <text:p text:style-name="Standard"><text:soft-page-break/></text:p>
      <text:p text:style-name="Standard">MariaDB [anjani]&gt; DELIMITER ;</text:p>
      <text:p text:style-name="Standard">MariaDB [anjani]&gt; INSERT INTO members(name, email, birthDate) VALUES('John Doe', 'john.doe@example.com', NULL)</text:p>
      <text:p text:style-name="Standard"><text:s text:c="4"/>-&gt; SELECT * FROM reminders; </text:p>
      <text:p text:style-name="Standard">ERROR 1064 (42000): You have an error in your SQL syntax; check the manual that corresponds to your MariaDB server version for the right syntax to use near 'SELECT * FROM reminders' at line 2</text:p>
      <text:p text:style-name="Standard">MariaDB [anjani]&gt; INSERT INTO members(name, email, birthDate) VALUES('John Doe', 'john.doe@example.com', NULL); SELECT * FROM reminders;</text:p>
      <text:p text:style-name="Standard">Query OK, 1 row affected (0.003 sec)</text:p>
      <text:p text:style-name="Standard"/>
      <text:p text:style-name="Standard">+----+----------+------------------------------------------------+</text:p>
      <text:p text:style-name="Standard">| id | memberId | message <text:s text:c="39"/>|</text:p>
      <text:p text:style-name="Standard">+----+----------+------------------------------------------------+</text:p>
      <text:p text:style-name="Standard">| <text:s/>1 | <text:s text:c="7"/>1 | Hi John Doe, please update your date of birth. |</text:p>
      <text:p text:style-name="Standard">+----+----------+------------------------------------------------+</text:p>
      <text:p text:style-name="Standard">1 row in set (0.000 sec)</text:p>
      <text:p text:style-name="Standard"/>
      <text:p text:style-name="P2"><text:bookmark text:name="docs-internal-guid-80802428-7fff-69b7-4b81-605a1760e314"/><text:span text:style-name="T1">Before Update</text:span></text:p>
      <text:p text:style-name="Standard">MariaDB [anjani]&gt; CREATE TABLE person (name varchar(45), age int);</text:p>
      <text:p text:style-name="Standard">Query OK, 0 rows affected (0.014 sec)</text:p>
      <text:p text:style-name="Standard"/>
      <text:p text:style-name="Standard">MariaDB [anjani]&gt; INSERT INTO person VALUES ('Matthew', 25), ('Mark', 20);</text:p>
      <text:p text:style-name="Standard">Query OK, 2 rows affected (0.003 sec)</text:p>
      <text:p text:style-name="Standard">Records: 2 <text:s/>Duplicates: 0 <text:s/>Warnings: 0</text:p>
      <text:p text:style-name="Standard"/>
      <text:p text:style-name="Standard">MariaDB [anjani]&gt; delimiter //</text:p>
      <text:p text:style-name="Standard">MariaDB [anjani]&gt; CREATE TRIGGER person_bu BEFORE UPDATE</text:p>
      <text:p text:style-name="Standard"><text:s text:c="4"/>-&gt; ON person</text:p>
      <text:p text:style-name="Standard"><text:s text:c="4"/>-&gt; FOR EACH ROW</text:p>
      <text:p text:style-name="Standard"><text:s text:c="4"/>-&gt; IF NEW.age &lt; 18 THEN</text:p>
      <text:p text:style-name="Standard"><text:s text:c="4"/>-&gt; SIGNAL SQLSTATE '50002' SET MESSAGE_TEXT = 'Person must be older than 18.';</text:p>
      <text:p text:style-name="Standard"><text:s text:c="4"/>-&gt; END IF; //</text:p>
      <text:p text:style-name="Standard">Query OK, 0 rows affected (0.007 sec)</text:p>
      <text:p text:style-name="Standard"/>
      <text:p text:style-name="Standard">MariaDB [anjani]&gt; delimiter ;</text:p>
      <text:p text:style-name="Standard">MariaDB [anjani]&gt; UPDATE person SET age = 17 WHERE name = 'John';</text:p>
      <text:p text:style-name="Standard">Query OK, 0 rows affected (0.001 sec)</text:p>
      <text:p text:style-name="Standard">Rows matched: 0 <text:s/>Changed: 0 <text:s/>Warnings: 0</text:p>
      <text:p text:style-name="Standard"/>
      <text:p text:style-name="Standard"/>
      <text:p text:style-name="Standard">MariaDB [anjani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2 rows in set (0.000 sec)</text:p>
      <text:p text:style-name="Standard"><text:soft-page-break/></text:p>
      <text:p text:style-name="Standard">MariaDB [anjani]&gt; UPDATE person SET age = 17 WHERE name = 'mark';</text:p>
      <text:p text:style-name="Standard">ERROR 1644 (50002): Person must be older than 18.</text:p>
      <text:p text:style-name="Standard">MariaDB [anjani]&gt; UPDATE person SET age = 20 WHERE name = 'mark';</text:p>
      <text:p text:style-name="Standard">Query OK, 0 rows affected (0.001 sec)</text:p>
      <text:p text:style-name="Standard">Rows matched: 1 <text:s/>Changed: 0 <text:s/>Warnings: 0</text:p>
      <text:p text:style-name="Standard"/>
      <text:p text:style-name="Standard">MariaDB [anjani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2 rows in set (0.000 sec)</text:p>
      <text:p text:style-name="Standard"/>
      <text:p text:style-name="Standard">MariaDB [anjani]&gt; UPDATE person SET age = 27 WHERE name = 'mark';</text:p>
      <text:p text:style-name="Standard">Query OK, 1 row affected (0.004 sec)</text:p>
      <text:p text:style-name="Standard">Rows matched: 1 <text:s/>Changed: 1 <text:s/>Warnings: 0</text:p>
      <text:p text:style-name="Standard"/>
      <text:p text:style-name="Standard">MariaDB [anjani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7 |</text:p>
      <text:p text:style-name="Standard">+---------+------+</text:p>
      <text:p text:style-name="Standard">2 rows in set (0.001 sec)</text:p>
      <text:p text:style-name="Standard"/>
      <text:p text:style-name="P2"><text:bookmark text:name="docs-internal-guid-f5b0a03b-7fff-8e02-86b4-f94cd167f08c"/><text:span text:style-name="T1">After Update</text:span></text:p>
      <text:p text:style-name="Text_20_body"><text:line-break/>MariaDB [anjani]&gt; CREATE TABLE average_age (age int);</text:p>
      <text:p text:style-name="Text_20_body">Query OK, 0 rows affected (0.010 sec)</text:p>
      <text:p text:style-name="Text_20_body"/>
      <text:p text:style-name="Text_20_body">MariaDB [anjani]&gt; delimiter //</text:p>
      <text:p text:style-name="Text_20_body">MariaDB [anjani]&gt; CREATE TRIGGER person_au AFTER UPDATE</text:p>
      <text:p text:style-name="Text_20_body"><text:s text:c="4"/>-&gt; ON person</text:p>
      <text:p text:style-name="Text_20_body"><text:s text:c="4"/>-&gt; FOR EACH ROW</text:p>
      <text:p text:style-name="Text_20_body"><text:s text:c="4"/>-&gt; UPDATE average_age SET average = (SELECT AVG(age) FROM person); //</text:p>
      <text:p text:style-name="Text_20_body">Query OK, 0 rows affected (0.005 sec)</text:p>
      <text:p text:style-name="Text_20_body"/>
      <text:p text:style-name="Text_20_body">MariaDB [anjani]&gt; delimiter ;</text:p>
      <text:p text:style-name="Text_20_body"><text:soft-page-break/>MariaDB [anjani]&gt; UPDATE person SET age = 21 WHERE name = 'John';</text:p>
      <text:p text:style-name="Text_20_body">Query OK, 0 rows affected (0.001 sec)</text:p>
      <text:p text:style-name="Text_20_body">Rows matched: 0 <text:s/>Changed: 0 <text:s/>Warnings: 0</text:p>
      <text:p text:style-name="Text_20_body"/>
      <text:p text:style-name="Text_20_body">MariaDB [anjani]&gt; Select * from average_age </text:p>
      <text:p text:style-name="Text_20_body"><text:s text:c="4"/>-&gt; ;</text:p>
      <text:p text:style-name="Text_20_body">Empty set (0.000 sec)</text:p>
      <text:p text:style-name="P1"><text:bookmark text:name="docs-internal-guid-16ccd80a-7fff-07ad-9a5d-de39f10225fd"/>Before Delete</text:p>
      <text:p text:style-name="Text_20_body"><text:line-break/>MariaDB [anjani]&gt; CREATE TABLE person_archive (name varchar(45), age int);</text:p>
      <text:p text:style-name="Text_20_body">Query OK, 0 rows affected (0.011 sec)</text:p>
      <text:p text:style-name="Text_20_body"/>
      <text:p text:style-name="Text_20_body">MariaDB [anjani]&gt; delimiter //</text:p>
      <text:p text:style-name="Text_20_body">MariaDB [anjani]&gt; CREATE TRIGGER person_bd BEFORE DELETE</text:p>
      <text:p text:style-name="Text_20_body"><text:s text:c="4"/>-&gt; ON person</text:p>
      <text:p text:style-name="Text_20_body"><text:s text:c="4"/>-&gt; FOR EACH ROW</text:p>
      <text:p text:style-name="Text_20_body"><text:s text:c="4"/>-&gt; INSERT INTO person_archive (name, age)</text:p>
      <text:p text:style-name="Text_20_body"><text:s text:c="4"/>-&gt; VALUES (OLD.name, OLD.age); //</text:p>
      <text:p text:style-name="Text_20_body">Query OK, 0 rows affected (0.006 sec)</text:p>
      <text:p text:style-name="Text_20_body"/>
      <text:p text:style-name="Text_20_body">MariaDB [anjani]&gt; delimiter ;</text:p>
      <text:p text:style-name="Text_20_body">MariaDB [anjani]&gt; delete from person where name="Mark";</text:p>
      <text:p text:style-name="Text_20_body">Query OK, 1 row affected (0.006 sec)</text:p>
      <text:p text:style-name="Text_20_body"/>
      <text:p text:style-name="Text_20_body">MariaDB [anjani]&gt; select * from person_archive;</text:p>
      <text:p text:style-name="Text_20_body">+------+------+</text:p>
      <text:p text:style-name="Text_20_body">| name | age <text:s/>|</text:p>
      <text:p text:style-name="Text_20_body">+------+------+</text:p>
      <text:p text:style-name="Text_20_body">| Mark | <text:s text:c="2"/>27 |</text:p>
      <text:p text:style-name="Text_20_body">+------+------+</text:p>
      <text:p text:style-name="Text_20_body">1 row in set (0.000 sec)</text:p>
      <text:p text:style-name="P1"><text:bookmark text:name="docs-internal-guid-612421e9-7fff-e8fd-8cb5-6c1527b17c5f"/><text:soft-page-break/>After Delete</text:p>
      <text:p text:style-name="Text_20_body"><text:line-break/>MariaDB [anjani]&gt; delimiter //</text:p>
      <text:p text:style-name="Text_20_body">MariaDB [anjani]&gt; CREATE TRIGGER person_ad AFTER DELETE</text:p>
      <text:p text:style-name="Text_20_body"><text:s text:c="4"/>-&gt; ON person</text:p>
      <text:p text:style-name="Text_20_body"><text:s text:c="4"/>-&gt; FOR EACH ROW</text:p>
      <text:p text:style-name="Text_20_body"><text:s text:c="4"/>-&gt; UPDATE average_age SET average = (SELECT AVG(person.age) FROM person); //</text:p>
      <text:p text:style-name="Text_20_body">Query OK, 0 rows affected (0.005 sec)</text:p>
      <text:p text:style-name="Text_20_body"/>
      <text:p text:style-name="Text_20_body">MariaDB [anjani]&gt; delimiter ;</text:p>
      <text:p text:style-name="Text_20_body">MariaDB [anjani]&gt; delete from person where name="Mark";</text:p>
      <text:p text:style-name="Text_20_body">Query OK, 0 rows affected (0.002 sec)</text:p>
      <text:p text:style-name="Text_20_body"/>
      <text:p text:style-name="Text_20_body">MariaDB [anjani]&gt; select * from average_age;</text:p>
      <text:p text:style-name="Text_20_body">Empty set (0.0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8:28:29.777947454</meta:creation-date>
    <dc:date>2021-11-16T18:57:53.332185700</dc:date>
    <meta:editing-duration>PT29M2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145" meta:word-count="889" meta:character-count="5535" meta:non-whitespace-character-count="4618"/>
  </office:meta>
</office:document-meta>
</file>